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 style:list-style-name="L4">
      <style:text-properties fo:font-size="11pt" style:font-size-asian="11pt" style:font-size-complex="11pt"/>
    </style:style>
    <style:style style:name="P9" style:family="paragraph" style:parent-style-name="Table_20_Contents" style:list-style-name="L5">
      <style:text-properties fo:font-size="11pt" style:font-size-asian="11pt" style:font-size-complex="11pt"/>
    </style:style>
    <style:style style:name="P10" style:family="paragraph" style:parent-style-name="Table_20_Contents" style:list-style-name="L6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 style:list-style-name="L4"/>
    <style:style style:name="P12" style:family="paragraph" style:parent-style-name="Table_20_Contents" style:list-style-name="L5"/>
    <style:style style:name="P13" style:family="paragraph" style:parent-style-name="Table_20_Contents" style:list-style-name="L6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2">
      <style:text-properties fo:font-size="11pt" style:font-size-asian="11pt" style:font-size-complex="11pt"/>
    </style:style>
    <style:style style:name="P16" style:family="paragraph" style:parent-style-name="Standard" style:list-style-name="L3">
      <style:text-properties fo:font-size="11pt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style="normal" style:font-size-asian="11pt" style:font-style-asian="normal" style:font-size-complex="11pt" style:font-style-complex="normal"/>
    </style:style>
    <style:style style:name="T5" style:family="text">
      <style:text-properties style:font-name="Times New Roman" fo:font-style="normal" fo:font-weight="bold" style:font-name-asian="Symbol" style:font-style-asian="normal" style:font-weight-asian="bold" style:font-name-complex="Symbol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fo:margin-left="0in" fo:margin-right="0in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 exemple de chiffrement à clé publique: le codage . . « quadratique »<text:tab/></text:p>
      <text:p text:style-name="P17"><text:span text:style-name="T3"><text:s text:c="2"/>Activité proposée par Pierre Mari, Professeur de Mathématiques, </text:span><text:span text:style-name="T7">Sujet «unplugged» (sans ordinateur)</text:span></text:p>
      <text:p text:style-name="P1"/>
      <text:p text:style-name="P2"/>
      <text:p text:style-name="Standard"><text:span text:style-name="T1">Imaginons qu'Alice souhaite recevoir un message chiffré de Bob</text:span>. <text:span text:style-name="T1">sans lui donner la clé <text:s/>qui lui permettra de déchiffrer le message ( de peur que cette clé ne soit interceptée par une personne malveillante ) ; elle va donc produire deux clés : </text:span></text:p>
      <text:list xml:id="list48257613" text:style-name="L1">
        <text:list-item>
          <text:p text:style-name="P14">Une clé publique <text:s/>( publique signifie qu'elle peut être connue de tous sans danger )</text:p>
        </text:list-item>
        <text:list-item>
          <text:p text:style-name="P14">Une clé secrète ( qu'Alice va conserver précieusement )</text:p>
        </text:list-item>
      </text:list>
      <text:p text:style-name="P2">La transmission du message se fait alors de la manière suivante :</text:p>
      <text:list xml:id="list448152858" text:style-name="L2">
        <text:list-item>
          <text:p text:style-name="P15">Alice transmet à Bob la clé publique.</text:p>
        </text:list-item>
      </text:list>
      <text:list xml:id="list1988799706" text:style-name="L3">
        <text:list-item>
          <text:p text:style-name="P16">Bob chiffre son message à l'aide de la clé publique.</text:p>
        </text:list-item>
        <text:list-item>
          <text:p text:style-name="P16">Il envoie le message chiffré à Alice.</text:p>
        </text:list-item>
        <text:list-item>
          <text:p text:style-name="P16">Alice déchiffre le message de Bob en utilisant sa clé secrète.</text:p>
        </text:list-item>
      </text:list>
      <text:p text:style-name="P4">Un tel système, appelé aussi chiffrement asymétrique, a été imaginé à la fin des années soixante dix ; le plus connu est le système RSA utilisé aujourd'hui dans une multitude d'applications, notamment <text:s/>les transactions sécurisées via internet. L'objectif de cette activité est la mise en œuvre d'un chiffrement à clé publique.</text:p>
      <text:p text:style-name="P4"/>
      <text:p text:style-name="P4"><text:span text:style-name="T5">1ère partie : </text:span><text:span text:style-name="T6">un peu de math pour commencer.</text:span></text:p>
      <text:p text:style-name="P5"/>
      <text:p text:style-name="Table_20_Contents"><text:span text:style-name="T1">On considère deux nombres </text:span><text:span text:style-name="T2">positifs</text:span><text:span text:style-name="T1"> <text:s/></text:span><text:span text:style-name="T1"><draw:frame draw:style-name="fr1" draw:name="Objet1" text:anchor-type="as-char" svg:width="0.1598in" svg:height="0.169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et </text:span><text:span text:style-name="T1"><draw:frame draw:style-name="fr1" draw:name="Objet2" text:anchor-type="as-char" svg:width="0.1575in" svg:height="0.169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et pose </text:span><text:span text:style-name="T1"><draw:frame draw:style-name="fr1" draw:name="Objet3" text:anchor-type="as-char" svg:width="0.5957in" svg:height="0.16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et </text:span><text:span text:style-name="T1"><draw:frame draw:style-name="fr1" draw:name="Objet4" text:anchor-type="as-char" svg:width="0.4772in" svg:height="0.16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 et on considère la fonction </text:span><text:span text:style-name="T1"><draw:frame draw:style-name="fr1" draw:name="Objet36" text:anchor-type="as-char" svg:width="0.1563in" svg:height="0.1693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 définie pour tout nombre </text:span><text:span text:style-name="T1"><draw:frame draw:style-name="fr1" draw:name="Objet37" text:anchor-type="as-char" svg:width="0.1602in" svg:height="0.1693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 par </text:span><text:span text:style-name="T1"><draw:frame draw:style-name="fr1" draw:name="Objet5" text:anchor-type="as-char" svg:width="1.1783in" svg:height="0.196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Table_20_Contents"><text:span text:style-name="T1">1/ Vérifier que pour tout nombre </text:span><text:span text:style-name="T1"><draw:frame draw:style-name="fr1" draw:name="Objet38" text:anchor-type="as-char" svg:width="0.1602in" svg:height="0.169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 on a </text:span><text:span text:style-name="T1"><draw:frame draw:style-name="fr1" draw:name="Objet6" text:anchor-type="as-char" svg:width="1.3492in" svg:height="0.175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.</text:span></text:p>
      <text:p text:style-name="Table_20_Contents"><text:span text:style-name="T1">2/ Prendre pour </text:span><text:span text:style-name="T1"><draw:frame draw:style-name="fr1" draw:name="Objet8" text:anchor-type="as-char" svg:width="0.1598in" svg:height="0.169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 et </text:span><text:span text:style-name="T1"><draw:frame draw:style-name="fr1" draw:name="Objet9" text:anchor-type="as-char" svg:width="0.1575in" svg:height="0.1693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"> deux valeurs particulières et tracer l'allure de la courbe représentative de </text:span><text:span text:style-name="T1"><draw:frame draw:style-name="fr1" draw:name="Objet10" text:anchor-type="as-char" svg:width="0.1563in" svg:height="0.1693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 ; quel est le sens de variation de </text:span><text:span text:style-name="T1"><draw:frame draw:style-name="fr1" draw:name="Objet11" text:anchor-type="as-char" svg:width="0.1563in" svg:height="0.1693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 sur l'intervalle </text:span><text:span text:style-name="T1"><draw:frame draw:style-name="fr1" draw:name="Objet7" text:anchor-type="as-char" svg:width="0.5752in" svg:height="0.174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 ?</text:span></text:p>
      <text:p text:style-name="Table_20_Contents"><text:span text:style-name="T1">3/</text:span><text:span text:style-name="T3"> Un défit :</text:span><text:span text:style-name="T1"> peut-on trouver deux entiers positifs dont la différence égale 3 et le produit égale 180 ? </text:span></text:p>
      <text:p text:style-name="P4"/>
      <text:p text:style-name="Table_20_Contents"><text:span text:style-name="T2">2ème partie</text:span><text:span text:style-name="T1"> : </text:span><text:span text:style-name="T2">description du système de chiffrement.</text:span></text:p>
      <text:p text:style-name="P5"/>
      <text:p text:style-name="Table_20_Contents"><text:span text:style-name="T1"><text:s/>1/ Alice doit recevoir un message de Bob : pour simplifier on considère que ce message est un nombre positif </text:span><text:span text:style-name="T2">m.</text:span><text:span text:style-name="T1"> Alice choisit deux nombres entiers positifs </text:span><text:span text:style-name="T1"><draw:frame draw:style-name="fr1" draw:name="Objet14" text:anchor-type="as-char" svg:width="0.1598in" svg:height="0.1693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"> et </text:span><text:span text:style-name="T1"><draw:frame draw:style-name="fr1" draw:name="Objet15" text:anchor-type="as-char" svg:width="0.1575in" svg:height="0.1693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 :</text:span><text:span text:style-name="T4"> le couple </text:span><text:span text:style-name="T4"><draw:frame draw:style-name="fr1" draw:name="Objet16" text:anchor-type="as-char" svg:width="0.4299in" svg:height="0.1752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 constitue la clé secrète q</text:span><text:span text:style-name="T1">u'elle conserve précieusement.</text:span></text:p>
      <text:list xml:id="list2050958524" text:style-name="L4">
        <text:list-item>
          <text:p text:style-name="P11"><text:span text:style-name="T1">Alice calcule </text:span><text:span text:style-name="T1"><draw:frame draw:style-name="fr1" draw:name="Objet12" text:anchor-type="as-char" svg:width="0.5957in" svg:height="0.1693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 et </text:span><text:span text:style-name="T1"><draw:frame draw:style-name="fr1" draw:name="Objet13" text:anchor-type="as-char" svg:width="0.4772in" svg:height="0.1693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"> : le couple </text:span><text:span text:style-name="T1"><draw:frame draw:style-name="fr1" draw:name="Objet17" text:anchor-type="as-char" svg:width="0.472in" svg:height="0.175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"> constitue la clé publique.</text:span></text:p>
        </text:list-item>
        <text:list-item>
          <text:p text:style-name="P8">Alice transmet la clé publique à Bob.</text:p>
        </text:list-item>
        <text:list-item>
          <text:p text:style-name="P11"><text:span text:style-name="T1">Bob calcule </text:span><text:span text:style-name="T1"><draw:frame draw:style-name="fr1" draw:name="Objet25" text:anchor-type="as-char" svg:width="1.1055in" svg:height="0.1909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11"><text:span text:style-name="T1">Bob transmet la valeur trouvée </text:span><text:span text:style-name="T1"><draw:frame draw:style-name="fr1" draw:name="Objet39" text:anchor-type="as-char" svg:width="0.2437in" svg:height="0.1693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 à Alice.</text:span></text:p>
        </text:list-item>
        <text:list-item>
          <text:p text:style-name="P11"><text:span text:style-name="T1">Alice cherche la solution positive de l'équation </text:span><text:span text:style-name="T1"><draw:frame draw:style-name="fr1" draw:name="Objet26" text:anchor-type="as-char" svg:width="1.1929in" svg:height="0.1752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"> en écrivant </text:span><text:span text:style-name="T1"><draw:frame draw:style-name="fr1" draw:name="Objet27" text:anchor-type="as-char" svg:width="0.2437in" svg:height="0.1693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"> de toutes les manières possibles comme produit de deux facteurs : la valeur trouvée de </text:span><text:span text:style-name="T1"><draw:frame draw:style-name="fr1" draw:name="Objet40" text:anchor-type="as-char" svg:width="0.1602in" svg:height="0.1693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"> est </text:span><text:span text:style-name="T1"><draw:frame draw:style-name="fr1" draw:name="Objet28" text:anchor-type="as-char" svg:width="0.1945in" svg:height="0.1693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">.</text:span></text:p>
          <text:p text:style-name="P8"/>
        </text:list-item>
      </text:list>
      <text:p text:style-name="Table_20_Contents"><text:span text:style-name="T2">Exemple : </text:span><text:span text:style-name="T1">Alice choisit </text:span><text:span text:style-name="T1"><draw:frame draw:style-name="fr1" draw:name="Objet20" text:anchor-type="as-char" svg:width="0.3701in" svg:height="0.1693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"> et </text:span><text:span text:style-name="T1"><draw:frame draw:style-name="fr1" draw:name="Objet21" text:anchor-type="as-char" svg:width="0.3661in" svg:height="0.1693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"> : sa clé privée est </text:span><text:span text:style-name="T1"><draw:frame draw:style-name="fr1" draw:name="Objet23" text:anchor-type="as-char" svg:width="0.4165in" svg:height="0.1752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"> ; elle transmet la clé </text:span><text:span text:style-name="T1"><draw:frame draw:style-name="fr1" draw:name="Objet19" text:anchor-type="as-char" svg:width="0.5752in" svg:height="0.1752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"> à Bob ; Bob veut transmettre à Alice le message </text:span><text:span text:style-name="T1"><draw:frame draw:style-name="fr1" draw:name="Objet22" text:anchor-type="as-char" svg:width="0.4055in" svg:height="0.1693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"> ; grâce à la clé publique, il calcule </text:span><text:span text:style-name="T1"><draw:frame draw:style-name="fr1" draw:name="Objet18" text:anchor-type="as-char" svg:width="1.2717in" svg:height="0.190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"> et le transmet à Alice ; Alice pose l'équation (x+3)(x+8)=84 ; pour retrouver la valeur de </text:span><text:span text:style-name="T1"><draw:frame draw:style-name="fr1" draw:name="Objet41" text:anchor-type="as-char" svg:width="0.2291in" svg:height="0.1693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"> Alice remarque que </text:span><text:span text:style-name="T1"><draw:frame draw:style-name="fr1" draw:name="Objet24" text:anchor-type="as-char" svg:width="0.722in" svg:height="0.1693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1"> et elle en déduit que la solution positive de l'équation est </text:span><text:span text:style-name="T1"><draw:frame draw:style-name="fr1" draw:name="Objet29" text:anchor-type="as-char" svg:width="0.4138in" svg:height="0.1693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1"> Elle sait que le message envoyé par Bob est </text:span><text:span text:style-name="T1"><draw:frame draw:style-name="fr1" draw:name="Objet30" text:anchor-type="as-char" svg:width="0.4437in" svg:height="0.1693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4"/>
      <text:p text:style-name="Table_20_Contents"><text:span text:style-name="T1">2/ Supposons qu'Alice choisisse la clé privée </text:span><text:span text:style-name="T1"><draw:frame draw:style-name="fr1" draw:name="Objet31" text:anchor-type="as-char" svg:width="0.8925in" svg:height="0.1752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"> <text:s/></text:span></text:p>
      <text:list xml:id="list490412963" text:style-name="L5">
        <text:list-item>
          <text:p text:style-name="P9">Quelle est la clé publique qu'elle envoie à Bob ? </text:p>
        </text:list-item>
        <text:list-item>
          <text:p text:style-name="P12"><text:span text:style-name="T1"><text:s/>Bob souhaite chiffrer le message clair <text:s/></text:span><text:span text:style-name="T1"><draw:frame draw:style-name="fr1" draw:name="Objet32" text:anchor-type="as-char" svg:width="0.402in" svg:height="0.1693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"> ; <text:s/>quel message va-t-il transmettre à Alice ?</text:span></text:p>
        </text:list-item>
        <text:list-item>
          <text:p text:style-name="P9">Comment Alice va-t-elle déchiffrer le message ?</text:p>
        </text:list-item>
      </text:list>
      <text:p text:style-name="P4"/>
      <text:p text:style-name="Table_20_Contents"><text:span text:style-name="T1">3/ Supposons qu'Alice choisisse la clé privée </text:span><text:span text:style-name="T1"><draw:frame draw:style-name="fr1" draw:name="Objet33" text:anchor-type="as-char" svg:width="0.8898in" svg:height="0.1752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"> <text:s/>; elle calcule la clé publique correspondante, la </text:span><text:soft-page-break/><text:span text:style-name="T1">transmet à Bob qui lui renvoie le message chiffré </text:span><text:span text:style-name="T1"><draw:frame draw:style-name="fr1" draw:name="Objet34" text:anchor-type="as-char" svg:width="0.6161in" svg:height="0.1693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1"> ; quel est le message clair ?</text:span></text:p>
      <text:p text:style-name="P4"/>
      <text:p text:style-name="P5">3ième partie : à vous de jouer</text:p>
      <text:p text:style-name="P5"/>
      <text:p text:style-name="P6">Travail à faire par binôme : <text:s/></text:p>
      <text:list xml:id="list1040318336" text:style-name="L6">
        <text:list-item>
          <text:p text:style-name="P10">L'un des membres du binôme joue le rôle d'Alice : il choisit une clé ( simple pour éviter des calculs trop compliqués ) ; il la transmet à l'autre membre qui joue le rôle de Bob.</text:p>
        </text:list-item>
        <text:list-item>
          <text:p text:style-name="P13"><text:span text:style-name="T3">Bob choisit un message </text:span><text:span text:style-name="T3"><draw:frame draw:style-name="fr1" draw:name="Objet35" text:anchor-type="as-char" svg:width="0.1945in" svg:height="0.1693in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3"> ( simple ), le chiffre avec sa clé privée et le transmet à Alice.</text:span></text:p>
        </text:list-item>
        <text:list-item>
          <text:p text:style-name="P10">Alice déchiffre le message grâce à publique.</text:p>
        </text:list-item>
      </text:list>
      <text:p text:style-name="P6"/>
      <text:p text:style-name="P6">Échanger ensuite les rôles de Bob et d'Alice et faire un compte-rendu écrit de vos transmissions.</text:p>
      <text:p text:style-name="P5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Vieville</meta:initial-creator>
    <meta:creation-date>2010-12-30T17:36:20</meta:creation-date>
    <dc:date>2010-12-30T17:40:14</dc:date>
    <dc:creator>Thierry Vieville</dc:creator>
    <meta:editing-duration>PT00H01M05S</meta:editing-duration>
    <meta:editing-cycles>2</meta:editing-cycles>
    <meta:generator>OpenOffice.org/3.1$Linux OpenOffice.org_project/310m19$Build-9420</meta:generator>
    <meta:document-statistic meta:table-count="0" meta:image-count="0" meta:object-count="41" meta:page-count="2" meta:paragraph-count="35" meta:word-count="621" meta:character-count="349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[</math:mo>
      <math:mn>0</math:mn>
      <math:mrow>
        <math:mstyle math:fontstyle="normal">
          <math:mrow>
            <math:mi math:fontstyle="normal">;</math:mi>
          </math:mrow>
        </math:mstyle>
        <math:mo math:stretchy="false">+</math:mo>
        <math:mo math:stretchy="false">∞</math:mo>
      </math:mrow>
      <math:mo math:stretchy="false">[</math:mo>
    </math:mrow>
    <math:annotation math:encoding="StarMath 5.0">\[{0} nitalic; +infinity\[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a</math:mi>
        <math:mstyle math:fontstyle="normal">
          <math:mrow>
            <math:mi math:fontstyle="normal">;</math:mi>
          </math:mrow>
        </math:mstyle>
        <math:mi>b</math:mi>
      </math:mrow>
      <math:mo math:stretchy="false">)</math:mo>
    </math:mrow>
    <math:annotation math:encoding="StarMath 5.0">(a nitalic; b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i>a</math:mi>
        <math:mo math:stretchy="false">+</math:mo>
        <math:mi>b</math:mi>
      </math:mrow>
    </math:mrow>
    <math:annotation math:encoding="StarMath 5.0">S=a+b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i math:fontstyle="italic">ab</math:mi>
    </math:mrow>
    <math:annotation math:encoding="StarMath 5.0">P=a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S</math:mi>
        <math:mstyle math:fontstyle="normal">
          <math:mrow>
            <math:mi math:fontstyle="normal">;</math:mi>
          </math:mrow>
        </math:mstyle>
        <math:mi>P</math:mi>
      </math:mrow>
      <math:mo math:stretchy="false">)</math:mo>
    </math:mrow>
    <math:annotation math:encoding="StarMath 5.0">(S nitalic; P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=</math:mo>
        <math:mrow>
          <math:mrow>
            <math:msup>
              <math:mi>m</math:mi>
              <math:mn>2</math:mn>
            </math:msup>
            <math:mo math:stretchy="false">+</math:mo>
            <math:mi math:fontstyle="italic">Sm</math:mi>
          </math:mrow>
          <math:mo math:stretchy="false">+</math:mo>
          <math:mi>P</math:mi>
        </math:mrow>
      </math:mrow>
    </math:mrow>
    <math:annotation math:encoding="StarMath 5.0">m'=m^2+Sm+P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m</math:mi>
      <math:mi>'</math:mi>
    </math:mrow>
    <math:annotation math:encoding="StarMath 5.0">m'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x</math:mi>
          <math:mo math:stretchy="false">+</math:mo>
          <math:mi>a</math:mi>
        </math:mrow>
        <math:mo math:stretchy="false">)</math:mo>
      </math:mrow>
      <math:mrow>
        <math:mrow>
          <math:mo math:stretchy="false">(</math:mo>
          <math:mrow>
            <math:mi>x</math:mi>
            <math:mo math:stretchy="false">+</math:mo>
            <math:mi>b</math:mi>
          </math:mrow>
          <math:mo math:stretchy="false">)</math:mo>
        </math:mrow>
        <math:mo math:stretchy="false">=</math:mo>
        <math:mi>m</math:mi>
      </math:mrow>
      <math:mi>'</math:mi>
    </math:mrow>
    <math:annotation math:encoding="StarMath 5.0">(x+a)(x+b)=m'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m</math:mi>
      <math:mi>'</math:mi>
    </math:mrow>
    <math:annotation math:encoding="StarMath 5.0">m'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n>8</math:mn>
    </math:mrow>
    <math:annotation math:encoding="StarMath 5.0">a={8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b</math:mi>
      <math:mo math:stretchy="false">=</math:mo>
      <math:mn>3</math:mn>
    </math:mrow>
    <math:annotation math:encoding="StarMath 5.0">b={3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n>8</math:mn>
        <math:mstyle math:fontstyle="normal">
          <math:mrow>
            <math:mi math:fontstyle="normal">;</math:mi>
          </math:mrow>
        </math:mstyle>
        <math:mn>3</math:mn>
      </math:mrow>
      <math:mo math:stretchy="false">)</math:mo>
    </math:mrow>
    <math:annotation math:encoding="StarMath 5.0">({8} nitalic; {3}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i>a</math:mi>
        <math:mo math:stretchy="false">+</math:mo>
        <math:mi>b</math:mi>
      </math:mrow>
    </math:mrow>
    <math:annotation math:encoding="StarMath 5.0">S=a+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n>11</math:mn>
        <math:mstyle math:fontstyle="normal">
          <math:mrow>
            <math:mi math:fontstyle="normal">;</math:mi>
          </math:mrow>
        </math:mstyle>
        <math:mn>24</math:mn>
      </math:mrow>
      <math:mo math:stretchy="false">)</math:mo>
    </math:mrow>
    <math:annotation math:encoding="StarMath 5.0">({11} nitalic; {24}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n>4</math:mn>
    </math:mrow>
    <math:annotation math:encoding="StarMath 5.0">m={4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n>4</math:mn>
            <math:mn>2</math:mn>
          </math:msup>
          <math:mo math:stretchy="false">+</math:mo>
          <math:mrow>
            <math:mn>11</math:mn>
            <math:mo math:stretchy="false">×</math:mo>
            <math:mn>4</math:mn>
          </math:mrow>
        </math:mrow>
        <math:mo math:stretchy="false">+</math:mo>
        <math:mn>24</math:mn>
      </math:mrow>
      <math:mo math:stretchy="false">=</math:mo>
      <math:mn>84</math:mn>
    </math:mrow>
    <math:annotation math:encoding="StarMath 5.0">{4}^2+{11} times {4}+{24}={84}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>x</math:mi>
      <math:mi>,</math:mi>
    </math:mrow>
    <math:annotation math:encoding="StarMath 5.0">x,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n>84</math:mn>
      <math:mo math:stretchy="false">=</math:mo>
      <math:mrow>
        <math:mn>7</math:mn>
        <math:mo math:stretchy="false">×</math:mo>
        <math:mn>12</math:mn>
      </math:mrow>
    </math:mrow>
    <math:annotation math:encoding="StarMath 5.0">{84}={7} times {12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=</math:mo>
      <math:mn>4.</math:mn>
    </math:mrow>
    <math:annotation math:encoding="StarMath 5.0">x={4.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n>4.</math:mn>
    </math:mrow>
    <math:annotation math:encoding="StarMath 5.0">m={4.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a</math:mi>
          <math:mstyle math:fontstyle="normal">
            <math:mrow>
              <math:mi math:fontstyle="normal">;</math:mi>
            </math:mrow>
          </math:mstyle>
          <math:mi>b</math:mi>
        </math:mrow>
        <math:mo math:stretchy="false">)</math:mo>
      </math:mrow>
      <math:mo math:stretchy="false">=</math:mo>
      <math:mrow>
        <math:mo math:stretchy="false">(</math:mo>
        <math:mrow>
          <math:mn>2</math:mn>
          <math:mstyle math:fontstyle="normal">
            <math:mrow>
              <math:mi math:fontstyle="normal">;</math:mi>
            </math:mrow>
          </math:mstyle>
          <math:mn>8</math:mn>
        </math:mrow>
        <math:mo math:stretchy="false">)</math:mo>
      </math:mrow>
    </math:mrow>
    <math:annotation math:encoding="StarMath 5.0">(a nitalic; b)=({2} nitalic; {8}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=</math:mo>
      <math:mn>3</math:mn>
    </math:mrow>
    <math:annotation math:encoding="StarMath 5.0">m={3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a</math:mi>
          <math:mstyle math:fontstyle="normal">
            <math:mrow>
              <math:mi math:fontstyle="normal">;</math:mi>
            </math:mrow>
          </math:mstyle>
          <math:mi>b</math:mi>
        </math:mrow>
        <math:mo math:stretchy="false">)</math:mo>
      </math:mrow>
      <math:mo math:stretchy="false">=</math:mo>
      <math:mrow>
        <math:mo math:stretchy="false">(</math:mo>
        <math:mrow>
          <math:mn>5</math:mn>
          <math:mstyle math:fontstyle="normal">
            <math:mrow>
              <math:mi math:fontstyle="normal">;</math:mi>
            </math:mrow>
          </math:mstyle>
          <math:mn>7</math:mn>
        </math:mrow>
        <math:mo math:stretchy="false">)</math:mo>
      </math:mrow>
    </math:mrow>
    <math:annotation math:encoding="StarMath 5.0">(a nitalic; b)=({5} nitalic; {7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i math:fontstyle="italic">ab</math:mi>
    </math:mrow>
    <math:annotation math:encoding="StarMath 5.0">P=a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=</math:mo>
        <math:mn>120</math:mn>
      </math:mrow>
    </math:mrow>
    <math:annotation math:encoding="StarMath 5.0">m'={120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f</math:mi>
    <math:annotation math:encoding="StarMath 5.0">f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i>x</math:mi>
              <math:mn>2</math:mn>
            </math:msup>
            <math:mo math:stretchy="false">+</math:mo>
            <math:mi math:fontstyle="italic">Sx</math:mi>
          </math:mrow>
          <math:mo math:stretchy="false">+</math:mo>
          <math:mi>P</math:mi>
        </math:mrow>
      </math:mrow>
    </math:mrow>
    <math:annotation math:encoding="StarMath 5.0">f(x)=x^2+Sx+P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o math:stretchy="false">(</math:mo>
          <math:mrow>
            <math:mi>x</math:mi>
            <math:mo math:stretchy="false">+</math:mo>
            <math:mi>a</math:mi>
          </math:mrow>
          <math:mo math:stretchy="false">)</math:mo>
        </math:mrow>
      </math:mrow>
      <math:mrow>
        <math:mo math:stretchy="false">(</math:mo>
        <math:mrow>
          <math:mi>x</math:mi>
          <math:mo math:stretchy="false">+</math:mo>
          <math:mi>b</math:mi>
        </math:mrow>
        <math:mo math:stretchy="false">)</math:mo>
      </math:mrow>
    </math:mrow>
    <math:annotation math:encoding="StarMath 5.0">f(x)=(x+a)(x+b)</math:annotation>
  </math:semantics>
</math:math>
</file>